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eredFileProvider.createFileSystem( final String scheme , final FileObject file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ayeredFileProvider.findFile( final FileObject baseFile , final String uri , final FileSystemOption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ayeredFileProvider.AbstractLayered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